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906D7CC334381C39.png" manifest:media-type="image/png"/>
  <manifest:file-entry manifest:full-path="Pictures/10000000000000A0000000A0C98300E067B33D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x="5.722cm" svg:y="0.131cm" svg:width="4.233cm" svg:height="4.233cm" draw:z-index="0"><draw:image xlink:href="Pictures/10000000000000A0000000A0C98300E067B33D09.png" xlink:type="simple" xlink:show="embed" xlink:actuate="onLoad"/></draw:frame><draw:frame draw:style-name="fr1" draw:name="图像2" text:anchor-type="paragraph" svg:x="0.529cm" svg:y="0.099cm" svg:width="4.233cm" svg:height="4.233cm" draw:z-index="1"><draw:image xlink:href="Pictures/10000000000000A0000000A0906D7CC334381C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1:26:14.780992122</meta:creation-date>
    <dc:date>2018-09-06T11:26:43.040865012</dc:date>
    <meta:editing-duration>PT2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